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ccff66" fo:border="0.06pt solid #00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cc00" fo:border="0.06pt solid #000000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8" office:value-type="string" calcext:value-type="string">
            <text:p>ABS</text:p>
          </table:table-cell>
          <table:table-cell table:style-name="ce8" table:number-columns-repeated="2"/>
          <table:table-cell table:style-name="ce10" office:value-type="string" calcext:value-type="string">
            <text:p>PLA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8" office:value-type="string" calcext:value-type="string">
            <text:p>Fast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Slow</text:p>
          </table:table-cell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Slow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13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6" table:style-name="ce2" office:value-type="float" office:value="240" calcext:value-type="float">
            <text:p>240</text:p>
          </table:table-cell>
          <table:table-cell table:number-columns-repeated="3" table:style-name="ce11" office:value-type="float" office:value="205" calcext:value-type="float">
            <text:p>20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6" office:value-type="float" office:value="97" calcext:value-type="float">
            <text:p>97</text:p>
          </table:table-cell>
          <table:table-cell table:number-columns-repeated="3" table:style-name="ce6" office:value-type="float" office:value="104" calcext:value-type="float">
            <text:p>104</text:p>
          </table:table-cell>
          <table:table-cell table:number-columns-repeated="3" table:style-name="ce11" office:value-type="float" office:value="60" calcext:value-type="float">
            <text:p>6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2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2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2" office:value-type="float" office:value="175" calcext:value-type="float">
            <text:p>175</text:p>
          </table:table-cell>
          <table:table-cell table:number-columns-repeated="3" table:style-name="ce12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6" table:style-name="ce2" office:value-type="float" office:value="25" calcext:value-type="float">
            <text:p>25</text:p>
          </table:table-cell>
          <table:table-cell table:number-columns-repeated="3" table:style-name="ce11" office:value-type="float" office:value="15" calcext:value-type="float">
            <text:p>1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3" table:style-name="ce11" office:value-type="float" office:value="40" calcext:value-type="float">
            <text:p>4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11" office:value-type="float" office:value="30" calcext:value-type="float">
            <text:p>3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3" table:style-name="ce11" office:value-type="float" office:value="35" calcext:value-type="float">
            <text:p>3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6" table:style-name="ce2" office:value-type="float" office:value="0.5" calcext:value-type="float">
            <text:p>0.5</text:p>
          </table:table-cell>
          <table:table-cell table:number-columns-repeated="3" table:style-name="ce11" office:value-type="float" office:value="0.5" calcext:value-type="float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6" table:style-name="ce2" office:value-type="float" office:value="40" calcext:value-type="float">
            <text:p>40</text:p>
          </table:table-cell>
          <table:table-cell table:number-columns-repeated="3" table:style-name="ce11" office:value-type="float" office:value="75" calcext:value-type="float">
            <text:p>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2" office:value-type="float" office:value="50" calcext:value-type="float">
            <text:p>50</text:p>
          </table:table-cell>
          <table:table-cell table:number-columns-repeated="3" table:style-name="ce9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4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4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4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4" office:value-type="string" calcext:value-type="string">
            <text:p>lines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4" office:value-type="string" calcext:value-type="string">
            <text:p>45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4" office:value-type="string" calcext:value-type="string">
            <text:p>30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4" office:value-type="string" calcext:value-type="string">
            <text:p>0.7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4" office:value-type="string" calcext:value-type="string">
            <text:p>0.05</text:p>
          </table:table-cell>
          <table:table-cell table:style-name="ce4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start.gcode</text:p>
          </table:table-cell>
          <table:table-cell/>
          <table:table-cell table:number-columns-repeated="9" table:style-name="ce2" office:value-type="string" calcext:value-type="string">
            <text:p>Ne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gin_config</text:p>
          </table:table-cell>
          <table:table-cell/>
          <table:table-cell table:style-name="ce7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2"/>
          <table:table-cell table:style-name="ce7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2" office:value-type="string" calcext:value-type="string">
            <text:p>different</text:p>
          </table:covered-table-cell>
          <table:table-cell table:style-name="ce2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end.gcoce</text:p>
          </table:table-cell>
          <table:table-cell/>
          <table:table-cell table:style-name="ce2" table:number-columns-repeated="6"/>
          <table:table-cell table:number-columns-repeated="3" table:style-name="ce2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11"/>
        <table:table-column table:style-name="co2" table:number-columns-repeated="4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2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11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11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11" table:number-columns-repeated="6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11" office:value-type="string" calcext:value-type="string">
            <text:p>M400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11" office:value-type="string" calcext:value-type="string">
            <text:p>M104 S0 <text:s text:c="37"/>; hotend off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11" office:value-type="string" calcext:value-type="string">
            <text:p>M140 S0 <text:s text:c="37"/>; heated bed heater off (if you have it)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11" office:value-type="string" calcext:value-type="string">
            <text:p>M107 <text:s text:c="40"/>; fans off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11" office:value-type="string" calcext:value-type="string">
            <text:p>G92 E5 <text:s text:c="38"/>; set extruder to 5mm for retract on print end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11" office:value-type="string" calcext:value-type="string">
            <text:p>G1 X5 Y5 Z156 E0 F10000 <text:s text:c="21"/>; move to cooling positioning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11" office:value-type="string" calcext:value-type="string">
            <text:p>M190 R50 <text:s text:c="36"/>; wait for bed to cool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11" office:value-type="string" calcext:value-type="string">
            <text:p>M104 S0 <text:s text:c="37"/>;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11" office:value-type="string" calcext:value-type="string">
            <text:p>G1 X145 Y175 Z156 F1000 <text:s text:c="21"/>; move to cooling positioning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11" office:value-type="string" calcext:value-type="string">
            <text:p>M84 <text:s text:c="41"/>; steppers off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11" office:value-type="string" calcext:value-type="string">
            <text:p>G90 <text:s text:c="41"/>; absolute positioning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11" office:value-type="string" calcext:value-type="string">
            <text:p>;{profile_string}</text:p>
          </table:table-cell>
          <table:table-cell table:style-name="ce11" table:number-columns-repeated="5"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11" table:number-columns-repeated="6"/>
        </table:table-row>
        <table:table-row table:style-name="ro2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11" table:number-columns-repeated="6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11" table:number-columns-repeated="6"/>
        </table:table-row>
        <table:table-row table:style-name="ro2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11" table:number-columns-repeated="6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11" table:number-columns-repeated="6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08:44:57.859700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12H42M51S</meta:editing-duration>
    <meta:editing-cycles>19</meta:editing-cycles>
    <meta:generator>LibreOffice/4.3.3.2$Linux_X86_64 LibreOffice_project/430m0$Build-2</meta:generator>
    <dc:date>2014-12-16T12:10:32.537285043</dc:date>
    <meta:document-statistic meta:table-count="4" meta:cell-count="599" meta:object-count="0"/>
  </office:meta>
</office:document-meta>
</file>